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ce3"/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veria</text:p>
          </table:table-cell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Sobrecarga</text:p>
          </table:table-cell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Objetos</text:p>
          </table:table-cell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ncendida</text:p>
          </table:table-cell>
          <table:table-cell table:style-name="Default"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3</text:p>
          </table:table-cell>
        </table:table-row>
        <table:table-row table:style-name="ro1">
          <table:table-cell table:number-columns-repeated="3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09:13:10.1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4:43:53.265000000</meta:creation-date>
    <dc:date>2025-01-28T10:38:10.024000000</dc:date>
    <meta:editing-duration>PT5H39M21S</meta:editing-duration>
    <meta:editing-cycles>15</meta:editing-cycles>
    <meta:generator>LibreOffice/24.8.4.2$Windows_X86_64 LibreOffice_project/bb3cfa12c7b1bf994ecc5649a80400d06cd71002</meta:generator>
    <meta:document-statistic meta:table-count="1" meta:cell-count="127" meta:object-count="0"/>
  </office:meta>
</office:document-meta>
</file>